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5cm" fo:min-width="1.3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05cm" fo:min-width="1.7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45cm" fo:min-width="3.1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5cm" fo:min-width="2.3cm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5cm" fo:min-width="2cm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cm" fo:min-width="0.3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0.4cm" svg:x="16.8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4cm" svg:x="16.8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4cm" svg:x="16.8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4cm" svg:x="16.8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4cm" svg:x="16.8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4cm" svg:x="16.8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4.3cm" svg:x="16.6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2.7cm" svg:x="3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2.3cm" svg:x="3.5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4cm" svg:x="3.8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6cm" svg:x="4.6cm" svg:y="5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2cm" svg:y1="3.9cm" svg:x2="16.3cm" svg:y2="3.9cm">
          <text:p/>
        </draw:line>
        <draw:line draw:style-name="gr7" draw:text-style-name="P1" draw:layer="layout" svg:x1="16.2cm" svg:y1="5.5cm" svg:x2="7.2cm" svg:y2="5.5cm">
          <text:p/>
        </draw:line>
        <draw:frame draw:style-name="gr8" draw:text-style-name="P2" draw:layer="layout" svg:width="8.6cm" svg:height="0.725cm" svg:x="7.9cm" svg:y="3.2cm">
          <draw:text-box>
            <text:p><text:span text:style-name="T1">submit(loig, 176.26.69.13, 1)</text:span></text:p>
          </draw:text-box>
        </draw:frame>
        <draw:frame draw:style-name="gr9" draw:text-style-name="P2" draw:layer="layout" svg:width="1.281cm" svg:height="0.725cm" svg:x="11.119cm" svg:y="5.5cm">
          <draw:text-box>
            <text:p><text:span text:style-name="T1">Ok 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1T18:10:44.237875904</meta:creation-date>
    <dc:date>2017-08-30T16:16:00.989159683</dc:date>
    <meta:editing-duration>PT10M8S</meta:editing-duration>
    <meta:editing-cycles>2</meta:editing-cycles>
    <meta:generator>LibreOffice/5.2.7.2$Linux_X86_64 LibreOffice_project/20m0$Build-2</meta:generator>
    <meta:document-statistic meta:object-count="15"/>
  </office:meta>
</office:document-meta>
</file>